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4" table:default-cell-style-name="Default"/>
        <table:table-row table:style-name="ro1">
          <table:table-cell office:value-type="string" calcext:value-type="string">
            <text:p>time step</text:p>
          </table:table-cell>
          <table:table-cell table:style-name="ce1" office:value-type="float" office:value="0.05" calcext:value-type="float">
            <text:p>5.00E-02</text:p>
          </table:table-cell>
          <table:table-cell table:style-name="ce1" office:value-type="float" office:value="0.04" calcext:value-type="float">
            <text:p>4.00E-02</text:p>
          </table:table-cell>
          <table:table-cell table:style-name="ce1" office:value-type="float" office:value="0.03" calcext:value-type="float">
            <text:p>3.00E-02</text:p>
          </table:table-cell>
          <table:table-cell table:style-name="ce1" office:value-type="float" office:value="0.02" calcext:value-type="float">
            <text:p>2.00E-02</text:p>
          </table:table-cell>
          <table:table-cell table:style-name="ce1" office:value-type="float" office:value="0.01" calcext:value-type="float">
            <text:p>1.00E-02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1" calcext:value-type="float">
            <text:p>1.00E-04</text:p>
          </table:table-cell>
          <table:table-cell table:style-name="ce1" office:value-type="float" office:value="0.00001" calcext:value-type="float">
            <text:p>1.00E-05</text:p>
          </table:table-cell>
          <table:table-cell table:style-name="ce1" office:value-type="float" office:value="0.000001" calcext:value-type="float">
            <text:p>1.00E-06</text:p>
          </table:table-cell>
          <table:table-cell table:style-name="ce1" office:value-type="float" office:value="0.0000001" calcext:value-type="float">
            <text:p>1.00E-07</text:p>
          </table:table-cell>
          <table:table-cell table:style-name="ce1" table:number-columns-repeated="6"/>
          <table:table-cell table:number-columns-repeated="9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8" calcext:value-type="float">
            <text:p>208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97" calcext:value-type="float">
            <text:p>97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96" calcext:value-type="float">
            <text:p>296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3" calcext:value-type="float">
            <text:p>263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2" calcext:value-type="float">
            <text:p>252</text:p>
          </table:table-cell>
          <table:table-cell table:number-columns-repeated="40"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table:number-columns-repeated="1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1" calcext:value-type="float">
            <text:p>101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92" calcext:value-type="float">
            <text:p>192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table:number-columns-repeated="10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7" calcext:value-type="float">
            <text:p>217</text:p>
          </table:table-cell>
          <table:table-cell table:style-name="ce2" table:number-columns-repeated="6"/>
          <table:table-cell table:number-columns-repeated="9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10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table:number-columns-repeated="1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1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table:number-columns-repeated="1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43" calcext:value-type="float">
            <text:p>143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76" calcext:value-type="float">
            <text:p>276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17"/>
          <table:table-cell office:value-type="string" calcext:value-type="string">
            <text:p><text:s/></text:p>
          </table:table-cell>
          <table:table-cell table:number-columns-repeated="8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1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5" calcext:value-type="float">
            <text:p>185</text:p>
          </table:table-cell>
          <table:table-cell table:number-columns-repeated="10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1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table:number-columns-repeated="10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1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1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1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1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number-columns-repeated="10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1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0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10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number-columns-repeated="10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0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10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10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table:number-columns-repeated="10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3" calcext:value-type="float">
            <text:p>233</text:p>
          </table:table-cell>
          <table:table-cell table:number-columns-repeated="10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table:number-columns-repeated="10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number-columns-repeated="10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10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0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10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10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10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10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10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number-columns-repeated="10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number-columns-repeated="10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table:number-columns-repeated="10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10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10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table:number-columns-repeated="10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 table:number-columns-repeated="10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10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number-columns-repeated="10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6" calcext:value-type="float">
            <text:p>176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4.51" calcext:value-type="float">
            <text:p>4.51</text:p>
          </table:table-cell>
          <table:table-cell table:formula="of:=AVERAGE([.C2:.C101])" office:value-type="float" office:value="5.78" calcext:value-type="float">
            <text:p>5.78</text:p>
          </table:table-cell>
          <table:table-cell table:formula="of:=AVERAGE([.D2:.D101])" office:value-type="float" office:value="6.04" calcext:value-type="float">
            <text:p>6.04</text:p>
          </table:table-cell>
          <table:table-cell table:formula="of:=AVERAGE([.E2:.E101])" office:value-type="float" office:value="6.36" calcext:value-type="float">
            <text:p>6.36</text:p>
          </table:table-cell>
          <table:table-cell table:formula="of:=AVERAGE([.F2:.F101])" office:value-type="float" office:value="6.67" calcext:value-type="float">
            <text:p>6.67</text:p>
          </table:table-cell>
          <table:table-cell table:formula="of:=AVERAGE([.G2:.G101])" office:value-type="float" office:value="7.34" calcext:value-type="float">
            <text:p>7.34</text:p>
          </table:table-cell>
          <table:table-cell table:formula="of:=AVERAGE([.H2:.H101])" office:value-type="float" office:value="7.58" calcext:value-type="float">
            <text:p>7.58</text:p>
          </table:table-cell>
          <table:table-cell table:formula="of:=AVERAGE([.I2:.I101])" office:value-type="float" office:value="8.58" calcext:value-type="float">
            <text:p>8.58</text:p>
          </table:table-cell>
          <table:table-cell table:formula="of:=AVERAGE([.J2:.J101])" office:value-type="float" office:value="9.11" calcext:value-type="float">
            <text:p>9.11</text:p>
          </table:table-cell>
          <table:table-cell table:formula="of:=AVERAGE([.K2:.K101])" office:value-type="float" office:value="97.01" calcext:value-type="float">
            <text:p>97.01</text:p>
          </table:table-cell>
          <table:table-cell table:number-columns-repeated="103"/>
        </table:table-row>
        <table:table-row table:style-name="ro1">
          <table:table-cell office:value-type="string" calcext:value-type="string">
            <text:p>avg. last 50</text:p>
          </table:table-cell>
          <table:table-cell table:style-name="ce2" table:formula="of:=AVERAGE([.B52:.B101])" office:value-type="float" office:value="3.68" calcext:value-type="float">
            <text:p>3.68</text:p>
          </table:table-cell>
          <table:table-cell table:style-name="ce2" table:formula="of:=AVERAGE([.C52:.C101])" office:value-type="float" office:value="5.58" calcext:value-type="float">
            <text:p>5.58</text:p>
          </table:table-cell>
          <table:table-cell table:style-name="ce2" table:formula="of:=AVERAGE([.D52:.D101])" office:value-type="float" office:value="5.96" calcext:value-type="float">
            <text:p>5.96</text:p>
          </table:table-cell>
          <table:table-cell table:style-name="ce2" table:formula="of:=AVERAGE([.E52:.E101])" office:value-type="float" office:value="6.42" calcext:value-type="float">
            <text:p>6.42</text:p>
          </table:table-cell>
          <table:table-cell table:style-name="ce2" table:formula="of:=AVERAGE([.F52:.F101])" office:value-type="float" office:value="6.52" calcext:value-type="float">
            <text:p>6.52</text:p>
          </table:table-cell>
          <table:table-cell table:style-name="ce2" table:formula="of:=AVERAGE([.G52:.G101])" office:value-type="float" office:value="6.94" calcext:value-type="float">
            <text:p>6.94</text:p>
          </table:table-cell>
          <table:table-cell table:style-name="ce2" table:formula="of:=AVERAGE([.H52:.H101])" office:value-type="float" office:value="6.9" calcext:value-type="float">
            <text:p>6.90</text:p>
          </table:table-cell>
          <table:table-cell table:style-name="ce2" table:formula="of:=AVERAGE([.I52:.I101])" office:value-type="float" office:value="7.82" calcext:value-type="float">
            <text:p>7.82</text:p>
          </table:table-cell>
          <table:table-cell table:style-name="ce2" table:formula="of:=AVERAGE([.J52:.J101])" office:value-type="float" office:value="8.36" calcext:value-type="float">
            <text:p>8.36</text:p>
          </table:table-cell>
          <table:table-cell table:style-name="ce2" table:formula="of:=AVERAGE([.K52:.K101])" office:value-type="float" office:value="47.74" calcext:value-type="float">
            <text:p>47.74</text:p>
          </table:table-cell>
          <table:table-cell table:number-columns-repeated="103"/>
        </table:table-row>
      </table:table>
      <table:named-expressions/>
      <table:database-ranges>
        <table:database-range table:name="__Anonymous_Sheet_DB__0" table:target-range-address="Sheet1.A1:Sheet1.K101" table:contains-header="false" table:orientation="column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1:07:46.808367030</meta:creation-date>
    <meta:generator>LibreOffice/5.1.6.2$Linux_X86_64 LibreOffice_project/10m0$Build-2</meta:generator>
    <dc:date>2018-08-08T11:22:15.851522606</dc:date>
    <meta:editing-duration>PT14M29S</meta:editing-duration>
    <meta:editing-cycles>2</meta:editing-cycles>
    <meta:document-statistic meta:table-count="1" meta:cell-count="1168" meta:object-count="0"/>
  </office:meta>
</office:document-meta>
</file>